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134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6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1pt solid #000000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 style:master-page-name="Standard">
      <style:paragraph-properties fo:margin-left="0in" fo:margin-right="0in" fo:margin-top="0in" fo:margin-bottom="0.0555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252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 fo:margin-left="0in" fo:margin-right="0in" fo:margin-top="0.1252in" fo:margin-bottom="0.1252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1252in" fo:margin-bottom="0.1252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1252in" fo:margin-bottom="0.1252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margin-top="0.1252in" fo:margin-bottom="0.1252in" loext:contextual-spacing="false" fo:line-height="100%" fo:keep-together="auto" fo:orphans="0" fo:widows="0" fo:text-indent="0in" style:auto-text-indent="false" fo:break-before="auto" fo:break-after="auto" fo:padding="0in" fo:border="none" fo:keep-with-next="auto"/>
      <style:text-properties fo:font-size="9pt" style:font-size-asian="9pt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28in" fo:margin-bottom="0.02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1.3646in"/>
          <style:tab-stop style:position="6.9in" style:type="right"/>
        </style:tab-stops>
      </style:paragraph-properties>
    </style:style>
    <style:style style:name="P13" style:family="paragraph" style:parent-style-name="Standard">
      <style:paragraph-properties fo:margin-left="0.5in" fo:margin-right="0in" fo:margin-top="0.028in" fo:margin-bottom="0.02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1in"/>
        </style:tab-stops>
      </style:paragraph-properties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18pt" fo:font-style="normal" style:text-underline-style="none" fo:font-weight="bold" style:font-name-asian="Verdana1" style:font-size-asian="18pt" style:font-style-asian="normal" style:font-weight-asian="bold" style:font-name-complex="Verdana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9pt" fo:font-style="normal" style:text-underline-style="solid" style:text-underline-width="auto" style:text-underline-color="font-color" fo:font-weight="bold" style:font-name-asian="Verdana1" style:font-size-asian="9pt" style:font-style-asian="normal" style:font-weight-asian="bold" style:font-name-complex="Verdana1" style:font-size-complex="9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0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1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28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252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ck Watt</text:span></text:p>
      <text:p text:style-name="P2"><text:span text:style-name="T8">120-215 Queen Street</text:span><text:span text:style-name="T2"> <text:s text:c="2"/>● <text:s/>Saint John, NB <text:s/>● <text:s/></text:span><text:span text:style-name="T8">(506) 500-1191</text:span><text:span text:style-name="T2"> <text:s/>● <text:s/></text:span><text:a xlink:type="simple" xlink:href="mailto:jack.a.watt@gmail.com" text:style-name="ListLabel_20_1" text:visited-style-name="ListLabel_20_1"><text:span text:style-name="T2">jack.a.watt@gmail.com</text:span></text:a></text:p>
      <text:p text:style-name="P13"><draw:rect text:anchor-type="as-char" style:rel-width="100%" draw:z-index="0" draw:style-name="gr1" draw:text-style-name="P14" svg:width="0.0012in" svg:height="0.0213in"><text:p/></draw:rect><text:span text:style-name="T2">Upcoming NBCC graduate offering a strong academic background in Computer Programming.</text:span></text:p>
      <text:p text:style-name="P13"><text:span text:style-name="T2">Consistently recognized for peer support, communication and team leading skills.</text:span></text:p>
      <text:p text:style-name="P13"><text:span text:style-name="T2">Quickly learn and master new technology; and proficient in a range of computer languages, systems, and tools.</text:span></text:p>
      <text:p text:style-name="P13"><text:span text:style-name="T2">Interested in: mobile development with android and Iphone; open source and portable projects; Unix, Linux, and Mac computer systems; and Web programming</text:span></text:p>
      <text:p text:style-name="P3"><draw:rect text:anchor-type="as-char" style:rel-width="100%" draw:z-index="1" draw:style-name="gr2" draw:text-style-name="P14" svg:width="0.0012in" svg:height="0.0213in"><text:p/></draw:rect><text:span text:style-name="T4">Education</text:span></text:p>
      <text:p text:style-name="P7"><text:span text:style-name="T5">New Brunswick Community College – Saint John, NB</text:span></text:p>
      <text:p text:style-name="P9"><text:span text:style-name="T2">Information Technology: Programmer Analyst <text:s/></text:span></text:p>
      <text:p text:style-name="P9"><text:span text:style-name="T2">Concurrent Employment with College Studies:</text:span></text:p>
      <text:p text:style-name="P13"><text:span text:style-name="T3">Computer Services</text:span><text:span text:style-name="T2"> (2007 to </text:span><text:span text:style-name="T8">2015</text:span><text:span text:style-name="T2">): Provide networking/desktop support and perform account maintenance tasks. Perform computer fixes , updates, and software installs.</text:span></text:p>
      <text:p text:style-name="P13"><text:span text:style-name="T3">Computer Sales</text:span><text:span text:style-name="T2">, (2005 to </text:span><text:span text:style-name="T8">2015</text:span><text:span text:style-name="T2">): Build custom computers for clients.</text:span></text:p>
      <text:p text:style-name="P3"><draw:rect text:anchor-type="as-char" style:rel-width="100%" draw:z-index="2" draw:style-name="gr2" draw:text-style-name="P14" svg:width="0.0012in" svg:height="0.0213in"><text:p/></draw:rect><text:span text:style-name="T4">Technology Summary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5">Systems:</text:span></text:p>
          </table:table-cell>
          <table:table-cell table:style-name="Table1.A1" office:value-type="string">
            <text:p text:style-name="P10"><text:span text:style-name="T2">Linux: Ubuntu/</text:span><text:span text:style-name="T8">Debian</text:span><text:span text:style-name="T2">, UNIX: Solaris/FreeBSD, Windows: XP/7/10, Mac OS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5">Databases:</text:span></text:p>
          </table:table-cell>
          <table:table-cell table:style-name="Table1.A2" office:value-type="string">
            <text:p text:style-name="P10"><text:span text:style-name="T2">Oracle, MySQL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Languages:</text:span></text:p>
          </table:table-cell>
          <table:table-cell table:style-name="Table1.A1" office:value-type="string">
            <text:p text:style-name="P10"><text:span text:style-name="T2">Visual Basic, SQL, PL/SQL, HTML, CSS, C/C++, Python, Ruby, Java, Obj-C, JavaScript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5">Software:</text:span></text:p>
          </table:table-cell>
          <table:table-cell table:style-name="Table1.A2" office:value-type="string">
            <text:p text:style-name="P10"><text:span text:style-name="T2">Visual Studio, Oracle 11, MS Office, Burp Suite, Nmap, Metasploit, Yara, Snort, Zeek, Ne</text:span><text:span text:style-name="T8">tworkMiner, Wireshark, Splunk, Redline, Autopsy, Sysmon, Osquery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10">Certifications</text:span></text:p>
          </table:table-cell>
          <table:table-cell table:style-name="Table1.A2" office:value-type="string">
            <text:p text:style-name="P10"><text:span text:style-name="T8">HackerRank: Problem Solving (Basic), <text:s/>Python (Basic)<text:line-break/>TryHackMe: Complete Beginner Learning Path, <text:s/>Pre Security Learning Path, Web Fundamentals Learning Path, Jr Penetration Tester Learning Path<text:line-break/><text:line-break/>* All certifications can be found at http://jackwatt.com/certs</text:span></text:p>
          </table:table-cell>
        </table:table-row>
      </table:table>
      <text:p text:style-name="P3"><draw:rect text:anchor-type="as-char" style:rel-width="100%" draw:z-index="3" draw:style-name="gr2" draw:text-style-name="P14" svg:width="0.0012in" svg:height="0.0213in"><text:p/></draw:rect><text:span text:style-name="T4">Work Experience</text:span></text:p>
      <text:p text:style-name="P9"><text:span text:style-name="T2">Saint John – NB</text:span></text:p>
      <text:p text:style-name="P13"><text:span text:style-name="T3">Customer Service </text:span><text:span text:style-name="T9">Representative</text:span><text:span text:style-name="T3"> - Microsoft</text:span><text:span text:style-name="T2">(2007 to 2009) Handled front line technical troubleshooting to determine what department the clients needed to speak with. <text:s/></text:span></text:p>
      <text:p text:style-name="P9"><text:span text:style-name="T2">Selected Contributions:</text:span></text:p>
      <text:p text:style-name="P13"><text:span text:style-name="T2">Researched Knowledge-base articles to determine what help the client needed, and what department they needed to speak with.</text:span></text:p>
      <text:p text:style-name="P13"><text:span text:style-name="T2">Walk clients through how to access Microsoft knowledge-base to troubleshoot their own issues.</text:span></text:p>
      <text:p text:style-name="P13"><text:span text:style-name="T2">Check warranty status on products to determine cost to speak to a technician</text:span></text:p>
      <text:p text:style-name="P11"><text:soft-page-break/><text:span text:style-name="T2">Handled 30+ technical calls daily and consistently met high service standards.</text:span></text:p>
      <text:p text:style-name="P3"><draw:rect text:anchor-type="as-char" style:rel-width="100%" draw:z-index="4" draw:style-name="gr2" draw:text-style-name="P14" svg:width="0.0012in" svg:height="0.0213in"><text:p/></draw:rect></text:p>
      <text:p text:style-name="P3"><text:span text:style-name="T11">References Upon Request</text:span></text:p>
      <text:p text:style-name="P5"/>
      <text:p text:style-name="P5"/>
      <text:p text:style-name="P5"/>
      <text:p text:style-name="P3"><text:span text:style-name="T11">References</text:span></text:p>
      <text:p text:style-name="P5"/>
      <text:p text:style-name="P4"><text:span text:style-name="T8">Bob Reeves - Computer Services</text:span></text:p>
      <text:p text:style-name="P4"><text:span text:style-name="T8">Phone: 506-633-8982</text:span></text:p>
      <text:p text:style-name="P4"><text:span text:style-name="T8">Fix and repair computer issues.</text:span></text:p>
      <text:p text:style-name="P6"/>
      <text:p text:style-name="P4"><text:span text:style-name="T8">Tim Isaac Antiques - Laborer </text:span></text:p>
      <text:p text:style-name="P4"><text:span text:style-name="T8">Phone 506-977-3222</text:span></text:p>
      <text:p text:style-name="P4"><text:span text:style-name="T8">Set up and pack up auctions, unload and load trucks, work in a fast paced environment with high physical demands. </text:span></text:p>
      <text:p text:style-name="P6"/>
      <text:p text:style-name="P4"><text:span text:style-name="T8">Bily Gangnon - Computer and programming tutoring</text:span></text:p>
      <text:p text:style-name="P4"><text:span text:style-name="T8">Phone: 506-657-2160</text:span></text:p>
      <text:p text:style-name="P4"><text:span text:style-name="T8">Tutor in HTML, SQL, Computer software such as Microsoft word and exc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break-before="auto" fo:break-after="auto" fo:keep-with-next="always"/>
      <style:text-properties fo:font-variant="normal" fo:text-transform="none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break-before="auto" fo:break-after="auto" fo:keep-with-next="always">
        <style:tab-stops>
          <style:tab-stop style:position="6.5in" style:type="right"/>
        </style:tab-stops>
      </style:paragraph-properties>
      <style:text-properties fo:font-variant="normal" fo:text-transform="none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text-align="center" style:justify-single-word="false" fo:keep-together="always" fo:break-before="auto" fo:break-after="auto" fo:keep-with-next="always">
        <style:tab-stops>
          <style:tab-stop style:position="6.5in" style:type="right"/>
        </style:tab-stops>
      </style:paragraph-properties>
      <style:text-properties fo:font-variant="normal" fo:text-transform="none"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lways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font-variant="normal" fo:text-transform="none" style:text-underline-style="solid" style:text-underline-width="auto" style:text-underline-color="font-color"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together="always" fo:break-before="auto" fo:break-after="auto" fo:keep-with-next="always">
        <style:tab-stops>
          <style:tab-stop style:position="6.5in" style:type="right"/>
        </style:tab-stops>
      </style:paragraph-properties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9pt" fo:font-style="normal" style:text-underline-style="none" fo:font-weight="normal" style:font-name-asian="Verdana1" style:font-family-asian="Verdana" style:font-family-generic-asian="system" style:font-pitch-asian="variable" style:font-size-asian="9pt" style:font-style-asian="normal" style:font-weight-asian="normal" style:font-name-complex="Verdana1" style:font-family-complex="Verdana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1.3646in"/>
          <style:tab-stop style:position="6.9in" style:type="right"/>
        </style:tab-stops>
      </style:paragraph-properties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page-layout style:name="Mpm1">
      <style:page-layout-properties fo:page-width="8.5in" fo:page-height="11in" style:num-format="1" style:print-orientation="portrait" fo:margin-top="0in" fo:margin-bottom="0.5in" fo:margin-left="0.6299in" fo:margin-right="0.6299in" style:writing-mode="lr-tb" style:layout-grid-color="#c0c0c0" style:layout-grid-lines="252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in" fo:margin-left="0in" fo:margin-right="0in" fo:margin-bottom="0.51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44" meta:word-count="351" meta:character-count="2540" meta:non-whitespace-character-count="2212"/>
    <meta:generator>LibreOfficeDev/6.0.5.2$Linux_X86_64 LibreOffice_project/</meta:generator>
  </office:meta>
</office:document-meta>
</file>